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8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19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7"><text:span text:style-name="T9">Project Name</text:span></text:p>
          </table:table-cell>
          <table:table-cell table:style-name="Table1.A1" office:value-type="string">
            <text:p text:style-name="P7"><text:span text:style-name="T2">DCS Codex Mobile App</text:span></text:p>
          </table:table-cell>
          <table:table-cell table:style-name="Table1.A1" office:value-type="string">
            <text:p text:style-name="P7"><text:span text:style-name="T9">Project ID</text:span></text:p>
            <text:p text:style-name="P7"><text:span text:style-name="T10">(if applicable)</text:span></text:p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7"><text:span text:style-name="T9">Reviewer’s Name</text:span></text:p>
          </table:table-cell>
          <table:table-cell table:style-name="Table1.A1" office:value-type="string">
            <text:p text:style-name="P7"><text:span text:style-name="T2">Jigger Pilipina</text:span></text:p>
          </table:table-cell>
          <table:table-cell table:style-name="Table1.A1" office:value-type="string">
            <text:p text:style-name="P7"><text:span text:style-name="T9">Sprint No.</text:span></text:p>
          </table:table-cell>
          <table:table-cell table:style-name="Table1.D1" office:value-type="string">
            <text:p text:style-name="P7"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9">Review Date</text:span></text:p>
          </table:table-cell>
          <table:table-cell table:style-name="Table1.A1" office:value-type="string">
            <text:p text:style-name="P7"><text:span text:style-name="T2">2/9/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3"><text:soft-page-break/></text:p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8"><text:span text:style-name="T11">User Acceptance Criteria</text:span></text:p>
          </table:table-cell>
          <table:table-cell table:style-name="Table2.A1" table:number-columns-spanned="2" office:value-type="string">
            <text:p text:style-name="P8"><text:span text:style-name="T11">Compliance</text:span></text:p>
          </table:table-cell>
          <table:covered-table-cell/>
          <table:table-cell table:style-name="Table2.A1" table:number-rows-spanned="2" office:value-type="string">
            <text:p text:style-name="P8"><text:span text:style-name="T11">Remarks</text:span></text:p>
          </table:table-cell>
          <table:table-cell table:style-name="Table2.E1" table:number-rows-spanned="2" office:value-type="string">
            <text:p text:style-name="P8"><text:span text:style-name="T11">Estimated</text:span></text:p>
            <text:p text:style-name="P8"><text:span text:style-name="T11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8"><text:span text:style-name="T12">Yes</text:span></text:p>
          </table:table-cell>
          <table:table-cell table:style-name="Table2.A1" office:value-type="string">
            <text:p text:style-name="P8"><text:span text:style-name="T12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9"><text:span text:style-name="T12">[Enumerate here the list of all acceptance criteria defined during the sprints as specified in the Requirements Traceability Matrix (RTM)].</text:span></text:p>
            <text:p text:style-name="P9"><text:span text:style-name="T3">UC-3.0-S1</text:span><text:span text:style-name="T12">: </text:span><text:span text:style-name="T3">Authentication success</text:span></text:p>
          </table:table-cell>
          <table:table-cell table:style-name="Table2.A1" office:value-type="string">
            <text:p text:style-name="P9"><text:span text:style-name="T3">✓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9"><text:span text:style-name="T12">[You may specify the scope and limitations for this print. ]</text:span></text:p>
          </table:table-cell>
          <table:table-cell table:style-name="Table2.E1" office:value-type="string">
            <text:p text:style-name="P9"><text:span text:style-name="T3">34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2">UC-1.0-S2: Invalid Username</text:span></text:p>
          </table:table-cell>
          <table:table-cell table:style-name="Table2.A1" office:value-type="string">
            <text:p text:style-name="P5"><text:span text:style-name="T3">✓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9"><text:span text:style-name="T3">34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2">[add rows if necessary]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8"><text:span text:style-name="T11">TOTAL</text:span></text:p>
          </table:table-cell>
          <table:table-cell table:style-name="Table2.A1" office:value-type="string">
            <text:p text:style-name="P7"><text:span text:style-name="T7">2</text:span></text:p>
          </table:table-cell>
          <table:table-cell table:style-name="Table2.A1" office:value-type="string">
            <text:p text:style-name="P8"><text:span text:style-name="T7">0</text:span></text:p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9"><text:span text:style-name="T3">68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0"><text:span text:style-name="T11">Team Velocity</text:span><text:span text:style-name="T12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9"><text:span text:style-name="T3">68</text:span></text:p>
          </table:table-cell>
        </table:table-row>
      </table:table>
      <text:p text:style-name="P4"><text:soft-page-break/></text:p>
      <text:p text:style-name="P1"><text:span text:style-name="T3">Tester's Comment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"><text:span text:style-name="T4">Usability Goals:</text:span></text:p>
      <text:list xml:id="list1255209590064221436" text:style-name="WWNum1">
        <text:list-item>
          <text:p text:style-name="P19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8"><text:span text:style-name="T14">Nielsen's Usability Heuristics</text:span></text:p>
          </table:table-cell>
          <table:table-cell table:style-name="Table3.A1" table:number-columns-spanned="5" office:value-type="string">
            <text:p text:style-name="P7"><text:span text:style-name="T14"><text:s/>Strongly <text:s text:c="70"/>Strongly</text:span></text:p>
            <text:p text:style-name="P7"><text:span text:style-name="T14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8"><text:span text:style-name="T14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8"><text:span text:style-name="T12">1</text:span></text:p>
          </table:table-cell>
          <table:table-cell table:style-name="Table3.A1" office:value-type="string">
            <text:p text:style-name="P8"><text:span text:style-name="T12">2</text:span></text:p>
          </table:table-cell>
          <table:table-cell table:style-name="Table3.A1" office:value-type="string">
            <text:p text:style-name="P8"><text:span text:style-name="T12">3</text:span></text:p>
          </table:table-cell>
          <table:table-cell table:style-name="Table3.A1" office:value-type="string">
            <text:p text:style-name="P8"><text:span text:style-name="T12">4</text:span></text:p>
          </table:table-cell>
          <table:table-cell table:style-name="Table3.A1" office:value-type="string">
            <text:p text:style-name="P8"><text:span text:style-name="T12">5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2">Simple and Natural Dialogue</text:span></text:p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Speaks the Users' Language</text:span></text:p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Minimize User Memory Load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Consistency</text:span></text:p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Feedback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Clearly Marked Exi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Shortcu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Good Error Messages</text:span></text:p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Prevent Errors</text:span></text:p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Help and Documentation</text:span></text:p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</table:table>
      <text:list xml:id="list204838992969198" text:continue-numbering="true" text:style-name="WWNum1">
        <text:list-item>
          <text:p text:style-name="P17"><text:soft-page-break/></text:p>
        </text:list-item>
        <text:list-item>
          <text:p text:style-name="P18"><text:span text:style-name="T3">Reviewer’s Comments:<text:line-break/></text:span></text:p>
        </text:list-item>
      </text:list>
      <text:p text:style-name="P1"><text:span text:style-name="T3">Swap places of toast messages for unsuccessful log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2" meta:word-count="226" meta:character-count="1507" meta:non-whitespace-character-count="1199"/>
    <meta:generator>LibreOfficeDev/5.1.0.3$Linux_X86_64 LibreOffice_project/</meta:generator>
  </office:meta>
</office:document-meta>
</file>